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Реализация отношения «1 к n»</text:h>
      <text:p text:style-name="Text_20_body">Изложу мою точку зрения на то, каким образом можно реализовать отображение отношения «1 к n». Сторона «1» - главная таблица, в то время как сторона «n» соответствует подчинённой (дочерней) таблице. Предположим, что нам хочется уметь манипулировать отношением с обеих сторон. С подчинённой стороны это отношение будет выглядеть как свойство-объект, и этот связанный объект, вероятно, можно устанавливать/менять/очищать. Со стороны главной таблицы то же отношение будет выглядеть как некое свойство-коллекция, которая позволяет по ней итерировать/добавлять/удалять ссылки на объекты. Так как любые изменения, сделанные с одной стороны, должны немедленно стать доступны с другой стороны этого отношения, то мы имеем следующие возможности достичь этого: </text:p>
      <text:list xml:id="list2120851949" text:style-name="L1">
        <text:list-item>
          <text:p text:style-name="P3">Проталкивать изменения всем участникам данного отношения немедленно. В этом случае свойство-коллекция, о котором уже говорилось, можно было бы реализовать на основе контейнеров общего назначения, переопределив методы для модификации контейнера. </text:p>
        </text:list-item>
        <text:list-item>
          <text:p text:style-name="P1">Можно ввести промежуточный объект «экземпляр отношения», который будет владеть всей информацией о данном отношении для ровно одного экземпляра главной сущности. Тогда все запросы к свойствам с любой стороны отношения будут доставать данные из этого промежуточного объекта. </text:p>
        </text:list-item>
      </text:list>
      <text:p text:style-name="Text_20_body">Чтобы выбрать между этими способами нужно ответить на несколько важных вопросов: </text:p>
      <text:list xml:id="list1988588604" text:style-name="L2">
        <text:list-item>
          <text:p text:style-name="P4">Как будут создаваться экземпляры отображаемых классов? Можно ли создать экземпляр отдельно без вставки его в реестр <text:span text:style-name="Teletype">IdentityMap</text:span>? Как насчёт создания связной структуры из новых объектов? </text:p>
        </text:list-item>
        <text:list-item>
          <text:p text:style-name="P4">Можно ли копировать экземпляры отображённых классов, при этом сохраняя знание о других экземплярах, чтобы потом иметь возможность протолкнуть изменения? Или может быть нам следует иметь единственный экземпляр для каждой записи? </text:p>
        </text:list-item>
        <text:list-item>
          <text:p text:style-name="P2">Кто отвечает за удаление объектов во всех возможных сценариях? </text:p>
        </text:list-item>
      </text:list>
      <text:p text:style-name="Text_20_body">В любом случае есть механизмы, которые обычно используются в любом ORM-подобном решении. Например, паттерн <text:span text:style-name="Teletype">IdentityMap</text:span> подразумевает, что все экземпляры отображённых классов, изменения которых должны попасть в БД, следует регистрировать в специальном реестре. Это требуется для последующей операции «flush». Конечно, требуется поддерживать статус записей. По моему мнению, подход «экземпляр отношения» несколько легче реализовать. В частности, можете взглянуть на файлы <text:span text:style-name="Teletype">DataObject.h</text:span>, <text:span text:style-name="Teletype">DataObject.cpp</text:span> и тесты в файле <text:span text:style-name="Teletype">TestDataObject.cpp</text:span> (папка <text:span text:style-name="Teletype">lib/orm/</text:span>). Библиотека YB.ORM использует динамически типизированные объекты внутри и статически типизированные «тонкие» обёртки снаружи. Класс <text:span text:style-name="Teletype">DataObject</text:span> представляет экземпляр отображённого класса, где отображение задаётся в описании метаданных. Подобные объекты всегда выделяются в куче и не копируются. Они хранят значения данных. У них есть ссылка на метаданные для отображаемой таблицы. Конечно, внутри таких объектов поддерживается статус, один из: <text:span text:style-name="Teletype">New</text:span> (вновь созданный), <text:span text:style-name="Teletype">Ghost</text:span> (объект не загружен, есть лишь его ID), <text:span text:style-name="Teletype">Dirty</text:span> (в загруженный объект внесены изменения), <text:span text:style-name="Teletype">Sync</text:span> (объект загружен, изменений не было), <text:span text:style-name="Teletype">ToBeDeleted</text:span> (помечен на удаление), <text:span text:style-name="Teletype">Deleted</text:span> (объект удалён). Чтобы поддержать отношений, в которых данный объект участвует в качестве стороны «n» у каждого объекта есть множество указателей на экземпляры <text:span text:style-name="Teletype">RelationObject</text:span> (поле <text:span text:style-name="Teletype">slave_relations_</text:span>). Чтобы поддержать отношения, в которых данный объект представляет сторону «1» каждый объект имеет также множество умных указателей на экземпляры <text:span text:style-name="Teletype">RelationObject</text:span> (поле <text:span text:style-name="Teletype">master_relations_</text:span>). </text:p>
      <text:p text:style-name="Text_20_body">Класс <text:span text:style-name="Teletype">RelationObject</text:span> представляет тот самый экземпляр отношения. Такие объекты также всегда выделяются в куче и не копируются. В них хранятся указатели на связанные <text:soft-page-break/>экземпляры <text:span text:style-name="Teletype">DataObject</text:span>: один указатель на главный объект отношения, и множество умных указателей подчинённые. Таким образом они «владеют» подчинёнными экземплярами <text:span text:style-name="Teletype">DataObject</text:span>, а главные экземпляры <text:span text:style-name="Teletype">DataObject</text:span> «владеют» (косвенно) всеми подчинёнными. Обратите внимание, что для экземпляров <text:span text:style-name="Teletype">RelationObject</text:span> также поддерживается что-то вроде состояния, для реализации ленивой загрузки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22:11:59</meta:creation-date>
    <meta:document-statistic meta:table-count="0" meta:image-count="0" meta:object-count="0" meta:page-count="2" meta:paragraph-count="10" meta:word-count="513" meta:character-count="3987" meta:non-whitespace-character-count="3480"/>
    <dc:date>2012-06-26T22:12:40</dc:date>
    <dc:creator>Vaclav Naydionov</dc:creator>
    <meta:editing-duration>PT41S</meta:editing-duration>
    <meta:editing-cycles>1</meta:editing-cycles>
    <meta:generator>LibreOffice/3.4$Unix LibreOffice_project/340m1$Build-402</meta:generator>
  </office:meta>
</office:document-meta>
</file>